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officeooo:paragraph-rsid="000ae992"/>
    </style:style>
    <style:style style:name="P7" style:family="paragraph" style:parent-style-name="Standard" style:list-style-name="L2">
      <style:text-properties fo:font-weight="bold" officeooo:rsid="000b3765" officeooo:paragraph-rsid="000b376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36b6"/>
    </style:style>
    <style:style style:name="T3" style:family="text">
      <style:text-properties officeooo:rsid="000ae9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SLT: Cas pràctic</text:p>
      <text:p text:style-name="Table_20_Contents"/>
      <text:p text:style-name="Standard">El professor us donarà un fitxer XML dit "videoclub.xml" que emmagatzema les dades de pel·licules d'un videoclub. Aquest fitxer emmagatzema les següents dades de pel·lícules:</text:p>
      <text:p text:style-name="Standard"/>
      <text:list xml:id="list3409233681" text:style-name="L1">
        <text:list-item>
          <text:p text:style-name="P3">Titol</text:p>
        </text:list-item>
        <text:list-item>
          <text:p text:style-name="P3">Nacionalitat</text:p>
        </text:list-item>
        <text:list-item>
          <text:p text:style-name="P3">Productor</text:p>
        </text:list-item>
        <text:list-item>
          <text:p text:style-name="P3">Director</text:p>
        </text:list-item>
        <text:list-item>
          <text:p text:style-name="P3">Any</text:p>
        </text:list-item>
        <text:list-item>
          <text:p text:style-name="P3">Duració</text:p>
        </text:list-item>
        <text:list-item>
          <text:p text:style-name="P3">Gènere</text:p>
        </text:list-item>
        <text:list-item>
          <text:p text:style-name="P3">Sinopsi</text:p>
        </text:list-item>
        <text:list-item>
          <text:p text:style-name="P3">Foto</text:p>
        </text:list-item>
        <text:list-item>
          <text:p text:style-name="P3">URL</text:p>
          <text:p text:style-name="P3"/>
        </text:list-item>
      </text:list>
      <text:p text:style-name="Standard">Aclaracions:</text:p>
      <text:list xml:id="list1705021217" text:style-name="L2">
        <text:list-item>
          <text:p text:style-name="P4">L'element "URL" és l'adreça d'internet on hi ha una fitxa de la pel·lícula.</text:p>
        </text:list-item>
        <text:list-item>
          <text:p text:style-name="P4">L'element "foto" és l'adreça d'internet on hi ha una foto de la pel·lícula.</text:p>
        </text:list-item>
        <text:list-item>
          <text:p text:style-name="P7">Es prohibeix modificar el fitxer XML, tret la línia que els enllaça amb el XSL.</text:p>
        </text:list-item>
      </text:list>
      <text:p text:style-name="Standard"/>
      <text:list xml:id="list3264090424" text:style-name="L3">
        <text:list-header>
          <text:p text:style-name="P5"/>
        </text:list-header>
      </text:list>
      <text:p text:style-name="P2">Tasques:</text:p>
      <text:p text:style-name="P2"/>
      <text:p text:style-name="Standard">1.Genereu un fitxer XSL dit "p1.xsl" en el qual es mostri una taula amb totes les dades de les pel·lícules (excepte la foto) que el videoclub té emmagatzemades. <text:span text:style-name="T3">Guardeu també el fitxer XML dit "p1.xml".</text:span></text:p>
      <text:p text:style-name="Standard"/>
      <text:p text:style-name="Standard"/>
      <text:p text:style-name="P6">2.Genereu un fitxer XSL dit "p2.xsl" que mostri títol, director i foto (no el nom del fitxer sino la imatge) de totes les pel·licules emmagatzemades al videoclub. <text:span text:style-name="T3">Guardeu també el fitxer XML dit "p2.xml".</text:span></text:p>
      <text:p text:style-name="Standard"/>
      <text:p text:style-name="Standard"/>
      <text:p text:style-name="P6">3.Genereu un fitxer XSL dit "p3.xsl" igual a l'anterior però realitzat amb plantilles i que al fer click a la foto ens porti a la URL emmagatzemada. <text:span text:style-name="T3">Guardeu també el fitxer XML dit "p3.xml".</text:span></text:p>
      <text:p text:style-name="Standard"/>
      <text:p text:style-name="Standard"/>
      <text:p text:style-name="P6">4.Genereu un fitxer XSL dit "p4.xsl" igual a "p1.xsl" que mostri només les pel·licules de nacionalitat "EEUU" i de director "Alfred Hitchcock". Les pel·lícules han d'estar ordenades per país, director i per títol, en aquest ordre respectivament. <text:span text:style-name="T3">Guardeu també el fitxer XML dit "p4.xml".</text:span></text:p>
      <text:p text:style-name="Standard"/>
      <text:p text:style-name="Standard"/>
      <text:p text:style-name="P6">5.Genereu un fitxer XSL dit "p5.xsl" igual a "p1.xsl" però realitzat amb plantilles de forma que les pel·lícules de nacionalitat "EEUU" tinguin color de fons vermell i les pel·lícules de nacionalitat "<text:span text:style-name="T2">UK</text:span>" (<text:span text:style-name="T2">United Kingdom</text:span>) tinguin color de fons blau. La resta han d'aparèixer amb color de fons verd. <text:span text:style-name="T3">Guardeu també el fitxer XML dit "p5.xml".</text:span></text:p>
      <text:p text:style-name="Standard"/>
      <text:p text:style-name="Standard"/>
      <text:p text:style-name="Standard"><text:span text:style-name="T1">Entrega:</text:span> Lliurar <text:span text:style-name="T3">una carpeta única, sense subcarpetes, amb </text:span>els <text:span text:style-name="T3">5 fitxers .xml i els </text:span>5 fitxers .xsl , comprimi<text:span text:style-name="T3">da</text:span> en format .zip o .rar a l'apartat del moodle obert a tal efec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9M20S</meta:editing-duration>
    <meta:editing-cycles>85</meta:editing-cycles>
    <meta:generator>LibreOffice/6.0.7.3$Windows_X86_64 LibreOffice_project/dc89aa7a9eabfd848af146d5086077aeed2ae4a5</meta:generator>
    <dc:date>2019-03-28T17:07:46.491000000</dc:date>
    <meta:document-statistic meta:table-count="0" meta:image-count="0" meta:object-count="0" meta:page-count="1" meta:paragraph-count="25" meta:word-count="330" meta:character-count="1919" meta:non-whitespace-character-count="1626"/>
    <meta:user-defined meta:name="Info 1"/>
    <meta:user-defined meta:name="Info 2"/>
    <meta:user-defined meta:name="Info 3"/>
    <meta:user-defined meta:name="Info 4"/>
  </office:meta>
</office:document-meta>
</file>